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f6ed" officeooo:paragraph-rsid="0000f6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ing soon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5:31:43.227217177</meta:creation-date>
    <dc:date>2017-03-30T15:32:35.870474192</dc:date>
    <meta:editing-duration>PT53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5.1.6.2$Linux_X86_64 LibreOffice_project/10m0$Build-2</meta:generator>
  </office:meta>
</office:document-meta>
</file>